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6-21_20-59-3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6-22_07-11-22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6-22_07-40-4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6-22_12-58-5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6-22_15-04-10_000.jpg</text:p>
          </table:table-cell>
          <table:table-cell table:style-name="ce36" office:value-type="string">
            <text:p>:m RES 1*1 / free# JVEMV6 68#_291:1 / 68. theoretical-physics(tp) / topics=統計力学,w=~,doc=r-7-A7~2.1#2-16.11.1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1*1 / free# JVEMV6 68#_291:1 / 68. theoretical-physics(tp) / topics=統計力学,w=~,doc=r-7-A7~2.1#2-16.11.1,s=~,i=~,other=calc+">
            <text:p>:m RES 1*1 / free# JVEMV6 68#_291:1 / 68. theoretical-physics(tp) / topics=統計力学,w=~,doc=r-7-A7~2.1#2-16.11.1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6-22_17-34-02_000.jpg</text:p>
          </table:table-cell>
          <table:table-cell table:style-name="ce27" office:value-type="string">
            <text:p>:m RES 1*2 / free# JVEMV6 68#_291:2 / 68. theoretical-physics(tp) / topics=統計力学,w=~,doc=r-7-A7~2.1#2-16.12,s=~,i=~,other=calc+;calc+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*2 / free# JVEMV6 68#_291:2 / 68. theoretical-physics(tp) / topics=統計力学,w=~,doc=r-7-A7~2.1#2-16.12,s=~,i=~,other=calc+;calc+;">
            <text:p>:m RES 1*2 / free# JVEMV6 68#_291:2 / 68. theoretical-physics(tp) / topics=統計力学,w=~,doc=r-7-A7~2.1#2-16.12,s=~,i=~,other=calc+;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6-22_17-34-20_000.jpg</text:p>
          </table:table-cell>
          <table:table-cell table:style-name="ce27" office:value-type="string">
            <text:p>:m RES 2*2 / free# JVEMV6 68#_291:2 / 68. theoretical-physics(tp) / topics=統計力学,w=~,doc=r-7-A7~2.1#2-16.12,s=~,i=~,other=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2*2 / free# JVEMV6 68#_291:2 / 68. theoretical-physics(tp) / topics=統計力学,w=~,doc=r-7-A7~2.1#2-16.12,s=~,i=~,other=calc+;">
            <text:p>:m RES 2*2 / free# JVEMV6 68#_291:2 / 68. theoretical-physics(tp) / topics=統計力学,w=~,doc=r-7-A7~2.1#2-16.12,s=~,i=~,other=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6-22_18-30-37_000.mp4</text:p>
          </table:table-cell>
          <table:table-cell table:style-name="ce27" office:value-type="string">
            <text:p>:VIDEO / @自室 / 記録 / jap.flute / 演奏、play / R=1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VIDEO / @自室 / 記録 / jap.flute / 演奏、play / R=1 / record,for=~,other=~,memo~">
            <text:p>:VIDEO / @自室 / 記録 / jap.flute / 演奏、play / R=1 / record,for=~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6-22_18-49-15_000.mp4</text:p>
          </table:table-cell>
          <table:table-cell table:style-name="ce27" office:value-type="string">
            <text:p>:VIDEO / @自室 / 記録 / jap.flute / 演奏、play / R=2 / record,for=~,other=~,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VIDEO / @自室 / 記録 / jap.flute / 演奏、play / R=2 / record,for=~,other=~,memo~">
            <text:p>:VIDEO / @自室 / 記録 / jap.flute / 演奏、play / R=2 / record,for=~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6-22_19-14-10_000.jpg</text:p>
          </table:table-cell>
          <table:table-cell table:style-name="ce36" office:value-type="string">
            <text:p>:m :篠笛,shinobue #*# / memo:song / song-id=nie-jeszcze / picture=~,content=~,notes=7-4`-4`-^7-4`-4`-7`-4`-4`-,for=~,page=1,key=h-7(A),R=1,memo-id=~,other=file-name:VID20220622_183037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memo:song / song-id=nie-jeszcze / picture=~,content=~,notes=7-4`-4`-^7-4`-4`-7`-4`-4`-,for=~,page=1,key=h-7(A),R=1,memo-id=~,other=file-name:VID20220622_183037 / N~">
            <text:p>:m :篠笛,shinobue #*# / memo:song / song-id=nie-jeszcze / picture=~,content=~,notes=7-4`-4`-^7-4`-4`-7`-4`-4`-,for=~,page=1,key=h-7(A),R=1,memo-id=~,other=file-name:VID20220622_183037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6-22_20-55-4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6-23_00-36-31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6-23_03-54-5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起きた時刻（夜中） / 2022">
            <text:p>:m :PHOTO 起きた時刻（夜中）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6-23_07-31-16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6-23_07-50-1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6-23_10-37-19_000.jpg</text:p>
          </table:table-cell>
          <table:table-cell table:style-name="ce36" office:value-type="string">
            <text:p>:m RES 1*3 / free# JVEMV6 68#_292:1 / 68. theoretical-physics(tp) / topics=統計力学,w=~,doc=r-7-A7~2.1#2-16.13,s=~,i=~,other=calc+;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1*3 / free# JVEMV6 68#_292:1 / 68. theoretical-physics(tp) / topics=統計力学,w=~,doc=r-7-A7~2.1#2-16.13,s=~,i=~,other=calc+;calc+;">
            <text:p>:m RES 1*3 / free# JVEMV6 68#_292:1 / 68. theoretical-physics(tp) / topics=統計力学,w=~,doc=r-7-A7~2.1#2-16.13,s=~,i=~,other=calc+;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6-23_10-37-35_000.jpg</text:p>
          </table:table-cell>
          <table:table-cell table:style-name="ce27" office:value-type="string">
            <text:p>:m RES 2*3 / free# JVEMV6 68#_292:1 / 68. theoretical-physics(tp) / topics=統計力学,w=~,doc=r-7-A7~2.1#2-17,s=~,i=~,other=calc+;calc+;calc+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2*3 / free# JVEMV6 68#_292:1 / 68. theoretical-physics(tp) / topics=統計力学,w=~,doc=r-7-A7~2.1#2-17,s=~,i=~,other=calc+;calc+;calc+;">
            <text:p>:m RES 2*3 / free# JVEMV6 68#_292:1 / 68. theoretical-physics(tp) / topics=統計力学,w=~,doc=r-7-A7~2.1#2-17,s=~,i=~,other=calc+;calc+;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6-23_10-37-49_000.jpg</text:p>
          </table:table-cell>
          <table:table-cell table:style-name="ce36" office:value-type="string">
            <text:p>:m RES 3*3 / free# JVEMV6 68#_292:1 / 68. theoretical-physics(tp) / topics=統計力学,w=~,doc=r-7-A7~2.1#2-17.3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3*3 / free# JVEMV6 68#_292:1 / 68. theoretical-physics(tp) / topics=統計力学,w=~,doc=r-7-A7~2.1#2-17.3,s=~,i=~,other=~">
            <text:p>:m RES 3*3 / free# JVEMV6 68#_292:1 / 68. theoretical-physics(tp) / topics=統計力学,w=~,doc=r-7-A7~2.1#2-17.3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6-23_12-38-47_000.jpg</text:p>
          </table:table-cell>
          <table:table-cell table:style-name="ce36" office:value-type="string">
            <text:p>:m RES 1*1 / free# JVEMV6 68#_292:2 / 68. theoretical-physics(tp) / topics=光学,w=~,doc=r-7-A9~1.1#1,s=~,i=~,other=memo+;memo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1*1 / free# JVEMV6 68#_292:2 / 68. theoretical-physics(tp) / topics=光学,w=~,doc=r-7-A9~1.1#1,s=~,i=~,other=memo+;memo+;">
            <text:p>:m RES 1*1 / free# JVEMV6 68#_292:2 / 68. theoretical-physics(tp) / topics=光学,w=~,doc=r-7-A9~1.1#1,s=~,i=~,other=memo+;memo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6-23_13-14-5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6-23_16-22-24_000.jpg</text:p>
          </table:table-cell>
          <table:table-cell table:style-name="ce27" office:value-type="string">
            <text:p>:m 1*1 / memo:other(m:other) / topic=お父さんの入院、ホームでの行動：お兄さんからのメール, about=後続事項：代理カード：労金中原支店,content=~,other=~,file-id=2022-06-23_16-22-24_000.jpg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1*1 / memo:other(m:other) / topic=お父さんの入院、ホームでの行動：お兄さんからのメール, about=後続事項：代理カード：労金中原支店,content=~,other=~,file-id=2022-06-23_16-22-24_000.jpg">
            <text:p>:m 1*1 / memo:other(m:other) / topic=お父さんの入院、ホームでの行動：お兄さんからのメール, about=後続事項：代理カード：労金中原支店,content=~,other=~,file-id=2022-06-23_16-22-24_000.jpg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6-23_18-52-58_000.mp4</text:p>
          </table:table-cell>
          <table:table-cell table:style-name="ce27" office:value-type="string">
            <text:p>:VIDEO / @自室 / 記録 / jap.flute / 演奏、play / R=1 / record,for=~,other=~,memo~ / follow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VIDEO / @自室 / 記録 / jap.flute / 演奏、play / R=1 / record,for=~,other=~,memo~ / follow+">
            <text:p>:VIDEO / @自室 / 記録 / jap.flute / 演奏、play / R=1 / record,for=~,other=~,memo~ / follow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6-23_21-03-0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6-24_01-15-1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6-24_07-30-00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6-24_07-48-2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6-24_09-17-15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6-24_09-20-40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6-24_09-21-08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24_09-25-12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24_09-27-02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24_09-27-13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24_09-27-50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24_09-28-02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24_09-28-10_000.jpg</text:p>
          </table:table-cell>
          <table:table-cell table:style-name="ce36" office:value-type="string">
            <text:p>:PHOTO 記録 / PC画面 / デスクトップPC / for=れいわ新選組 / 寄付金、入金 / amount=JPY:10000, other=参議院議員選挙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PHOTO 記録 / PC画面 / デスクトップPC / for=れいわ新選組 / 寄付金、入金 / amount=JPY:10000, other=参議院議員選挙">
            <text:p>:PHOTO 記録 / PC画面 / デスクトップPC / for=れいわ新選組 / 寄付金、入金 / amount=JPY:10000, other=参議院議員選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24_11-44-33_000.jpg</text:p>
          </table:table-cell>
          <table:table-cell table:style-name="ce36" office:value-type="string">
            <text:p>:m RES 1*3 / free# JVEMV6 68#_293:1 / 68. theoretical-physics(tp) / topics=連続体の力学（流体力学）,w=~,doc=r-7-A10~1.1#1,s=~,i=~,other=memo+;memo+;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RES 1*3 / free# JVEMV6 68#_293:1 / 68. theoretical-physics(tp) / topics=連続体の力学（流体力学）,w=~,doc=r-7-A10~1.1#1,s=~,i=~,other=memo+;memo+;calc+;">
            <text:p>:m RES 1*3 / free# JVEMV6 68#_293:1 / 68. theoretical-physics(tp) / topics=連続体の力学（流体力学）,w=~,doc=r-7-A10~1.1#1,s=~,i=~,other=memo+;memo+;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24_11-45-01_000.jpg</text:p>
          </table:table-cell>
          <table:table-cell table:style-name="ce27" office:value-type="string">
            <text:p>:m RES 2-3*3 / free# JVEMV6 68#_293:1 / 68. theoretical-physics(tp) / topics=連続体の力学（流体力学）,w=~,doc=r-7-A10~1.1#1,s=~,i=~,other=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RES 2-3*3 / free# JVEMV6 68#_293:1 / 68. theoretical-physics(tp) / topics=連続体の力学（流体力学）,w=~,doc=r-7-A10~1.1#1,s=~,i=~,other=calc+;">
            <text:p>:m RES 2-3*3 / free# JVEMV6 68#_293:1 / 68. theoretical-physics(tp) / topics=連続体の力学（流体力学）,w=~,doc=r-7-A10~1.1#1,s=~,i=~,other=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24_12-27-3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24_14-23-07_000.jpg</text:p>
          </table:table-cell>
          <table:table-cell table:style-name="ce27" office:value-type="string">
            <text:p>:m 1-4*4 / memo:other(m:other) / topic=お父さんの入院、ホームでの行動：お兄さんからのメール, about=後続事項：相談：包括支援センター：中尾さん,content=~,other=~,file-id=2022-06-24_14-23-07_000.jpg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1-4*4 / memo:other(m:other) / topic=お父さんの入院、ホームでの行動：お兄さんからのメール, about=後続事項：相談：包括支援センター：中尾さん,content=~,other=~,file-id=2022-06-24_14-23-07_000.jpg">
            <text:p>:m 1-4*4 / memo:other(m:other) / topic=お父さんの入院、ホームでの行動：お兄さんからのメール, about=後続事項：相談：包括支援センター：中尾さん,content=~,other=~,file-id=2022-06-24_14-23-07_000.jpg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24_15-34-59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東和 PHOTO / 220625sa / 仲町台駅 / 仲町台５丁目計画 / １名（電気） / 大樹電設（パワーズアンリミテッド） / 指示書">
            <text:p>:m 東和 PHOTO / 220625sa / 仲町台駅 / 仲町台５丁目計画 / １名（電気） / 大樹電設（パワーズアンリミテッド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6-24_15-35-06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東和 PHOTO / 220625sa / 仲町台駅 / 仲町台５丁目計画 / １名（電気） / 大樹電設（パワーズアンリミテッド） / 指示書">
            <text:p>:m 東和 PHOTO / 220625sa / 仲町台駅 / 仲町台５丁目計画 / １名（電気） / 大樹電設（パワーズアンリミテッド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6-24_15-35-11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東和 PHOTO / 220625sa / 仲町台駅 / 仲町台５丁目計画 / １名（電気） / 大樹電設（パワーズアンリミテッド） / 指示書">
            <text:p>:m 東和 PHOTO / 220625sa / 仲町台駅 / 仲町台５丁目計画 / １名（電気） / 大樹電設（パワーズアンリミテッド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6-24_15-35-14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東和 PHOTO / 220625sa / 仲町台駅 / 仲町台５丁目計画 / １名（電気） / 大樹電設（パワーズアンリミテッド） / 指示書">
            <text:p>:m 東和 PHOTO / 220625sa / 仲町台駅 / 仲町台５丁目計画 / １名（電気） / 大樹電設（パワーズアンリミテッド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6-24_15-35-26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指示書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東和 PHOTO / 220625sa / 仲町台駅 / 仲町台５丁目計画 / １名（電気） / 大樹電設（パワーズアンリミテッド） / 指示書：地図">
            <text:p>:m 東和 PHOTO / 220625sa / 仲町台駅 / 仲町台５丁目計画 / １名（電気） / 大樹電設（パワーズアンリミテッド） / 指示書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6-24_15-40-07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資料：天気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東和 PHOTO / 220625sa / 仲町台駅 / 仲町台５丁目計画 / １名（電気） / 大樹電設（パワーズアンリミテッド） / 資料：天気">
            <text:p>:m 東和 PHOTO / 220625sa / 仲町台駅 / 仲町台５丁目計画 / １名（電気） / 大樹電設（パワーズアンリミテッド） / 資料：天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6-24_15-40-11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資料：天気：週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東和 PHOTO / 220625sa / 仲町台駅 / 仲町台５丁目計画 / １名（電気） / 大樹電設（パワーズアンリミテッド） / 資料：天気：週間">
            <text:p>:m 東和 PHOTO / 220625sa / 仲町台駅 / 仲町台５丁目計画 / １名（電気） / 大樹電設（パワーズアンリミテッド） / 資料：天気：週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6-24_15-40-56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資料：交通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東和 PHOTO / 220625sa / 仲町台駅 / 仲町台５丁目計画 / １名（電気） / 大樹電設（パワーズアンリミテッド） / 資料：交通">
            <text:p>:m 東和 PHOTO / 220625sa / 仲町台駅 / 仲町台５丁目計画 / １名（電気） / 大樹電設（パワーズアンリミテッド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6-24_15-47-09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資料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東和 PHOTO / 220625sa / 仲町台駅 / 仲町台５丁目計画 / １名（電気） / 大樹電設（パワーズアンリミテッド） / 資料：地図">
            <text:p>:m 東和 PHOTO / 220625sa / 仲町台駅 / 仲町台５丁目計画 / １名（電気） / 大樹電設（パワーズアンリミテッド） / 資料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6-24_15-47-20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資料：地図：路上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東和 PHOTO / 220625sa / 仲町台駅 / 仲町台５丁目計画 / １名（電気） / 大樹電設（パワーズアンリミテッド） / 資料：地図：路上">
            <text:p>:m 東和 PHOTO / 220625sa / 仲町台駅 / 仲町台５丁目計画 / １名（電気） / 大樹電設（パワーズアンリミテッド） / 資料：地図：路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6-24_16-58-22_000.jpg</text:p>
          </table:table-cell>
          <table:table-cell table:style-name="ce36" office:value-type="string">
            <text:p>:m RES 1-2*5 / free# JVEMV6 68#_293:2 / 68. theoretical-physics(tp) / topics=連続体の力学（流体力学）,w=~,doc=r-7-A10~1.1#3-2.4,s=~,i=~,other=memo+;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RES 1-2*5 / free# JVEMV6 68#_293:2 / 68. theoretical-physics(tp) / topics=連続体の力学（流体力学）,w=~,doc=r-7-A10~1.1#3-2.4,s=~,i=~,other=memo+;">
            <text:p>:m RES 1-2*5 / free# JVEMV6 68#_293:2 / 68. theoretical-physics(tp) / topics=連続体の力学（流体力学）,w=~,doc=r-7-A10~1.1#3-2.4,s=~,i=~,other=memo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string">
            <text:p>2022-06-24_16-58-38_000.jpg</text:p>
          </table:table-cell>
          <table:table-cell table:style-name="ce27" office:value-type="string">
            <text:p>:m RES 3-4*5 / free# JVEMV6 68#_293:2 / 68. theoretical-physics(tp) / topics=連続体の力学（流体力学）,w=~,doc=r-7-A10~1.1#3-2.4,s=~,i=~,other=calc+;calc+;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RES 3-4*5 / free# JVEMV6 68#_293:2 / 68. theoretical-physics(tp) / topics=連続体の力学（流体力学）,w=~,doc=r-7-A10~1.1#3-2.4,s=~,i=~,other=calc+;calc+;">
            <text:p>:m RES 3-4*5 / free# JVEMV6 68#_293:2 / 68. theoretical-physics(tp) / topics=連続体の力学（流体力学）,w=~,doc=r-7-A10~1.1#3-2.4,s=~,i=~,other=calc+;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string">
            <text:p>2022-06-24_16-58-56_000.jpg</text:p>
          </table:table-cell>
          <table:table-cell table:style-name="ce15" office:value-type="string">
            <text:p>:m RES 5*5 / free# JVEMV6 68#_293:2 / 68. theoretical-physics(tp) / topics=連続体の力学（流体力学）,w=~,doc=r-7-A10~1.1#3-2.4,s=~,i=~,other=calc+;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RES 5*5 / free# JVEMV6 68#_293:2 / 68. theoretical-physics(tp) / topics=連続体の力学（流体力学）,w=~,doc=r-7-A10~1.1#3-2.4,s=~,i=~,other=calc+;">
            <text:p>:m RES 5*5 / free# JVEMV6 68#_293:2 / 68. theoretical-physics(tp) / topics=連続体の力学（流体力学）,w=~,doc=r-7-A10~1.1#3-2.4,s=~,i=~,other=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string">
            <text:p>2022-06-24_18-56-59_000.jpg</text:p>
          </table:table-cell>
          <table:table-cell table:style-name="ce27" office:value-type="string">
            <text:p>:m :篠笛,shinobue #*# / memo:song / song-id=nie-jeszcze / picture=~,content=~,notes=1`-3`-4`-6`-7`,for=~,page=1,key=h-7(A),R=~,memo-id=~,other=file-name:VID20220623_185259 / N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m :篠笛,shinobue #*# / memo:song / song-id=nie-jeszcze / picture=~,content=~,notes=1`-3`-4`-6`-7`,for=~,page=1,key=h-7(A),R=~,memo-id=~,other=file-name:VID20220623_185259 / N~">
            <text:p>:m :篠笛,shinobue #*# / memo:song / song-id=nie-jeszcze / picture=~,content=~,notes=1`-3`-4`-6`-7`,for=~,page=1,key=h-7(A),R=~,memo-id=~,other=file-name:VID20220623_185259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string">
            <text:p>2022-06-24_21-03-29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string">
            <text:p>2022-06-24_22-22-2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string">
            <text:p>2022-06-24_23-36-55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string">
            <text:p>2022-06-25_03-11-29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string">
            <text:p>2022-06-25_04-15-31_000.jpg</text:p>
          </table:table-cell>
          <table:table-cell table:style-name="ce27" office:value-type="string">
            <text:p>:m :PHOTO 起きた時刻 / 2022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string">
            <text:p>2022-06-25_04-35-1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string">
            <text:p>2022-06-25_05-20-08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出発時間：部屋を出る時間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東和 PHOTO / 220625sa / 仲町台駅 / 仲町台５丁目計画 / １名（電気） / 大樹電設（パワーズアンリミテッド） / 出発時間：部屋を出る時間">
            <text:p>:m 東和 PHOTO / 220625sa / 仲町台駅 / 仲町台５丁目計画 / １名（電気） / 大樹電設（パワーズアンリミテッド） / 出発時間：部屋を出る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9" office:value-type="string">
            <text:p>2022-06-25_05-25-04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出発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m 東和 PHOTO / 220625sa / 仲町台駅 / 仲町台５丁目計画 / １名（電気） / 大樹電設（パワーズアンリミテッド） / 出発時間">
            <text:p>:m 東和 PHOTO / 220625sa / 仲町台駅 / 仲町台５丁目計画 / １名（電気） / 大樹電設（パワーズアンリミテッド） / 出発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9" office:value-type="string">
            <text:p>2022-06-25_06-19-41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m 東和 PHOTO / 220625sa / 仲町台駅 / 仲町台５丁目計画 / １名（電気） / 大樹電設（パワーズアンリミテッド） / 現場状況">
            <text:p>:m 東和 PHOTO / 220625sa / 仲町台駅 / 仲町台５丁目計画 / １名（電気） / 大樹電設（パワーズアンリミテッド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9" office:value-type="string">
            <text:p>2022-06-25_06-19-44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m 東和 PHOTO / 220625sa / 仲町台駅 / 仲町台５丁目計画 / １名（電気） / 大樹電設（パワーズアンリミテッド） / 現場状況">
            <text:p>:m 東和 PHOTO / 220625sa / 仲町台駅 / 仲町台５丁目計画 / １名（電気） / 大樹電設（パワーズアンリミテッド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9" office:value-type="string">
            <text:p>2022-06-25_06-19-50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m 東和 PHOTO / 220625sa / 仲町台駅 / 仲町台５丁目計画 / １名（電気） / 大樹電設（パワーズアンリミテッド） / 現場状況">
            <text:p>:m 東和 PHOTO / 220625sa / 仲町台駅 / 仲町台５丁目計画 / １名（電気） / 大樹電設（パワーズアンリミテッド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9" office:value-type="string">
            <text:p>2022-06-25_06-19-53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m 東和 PHOTO / 220625sa / 仲町台駅 / 仲町台５丁目計画 / １名（電気） / 大樹電設（パワーズアンリミテッド） / 現場状況">
            <text:p>:m 東和 PHOTO / 220625sa / 仲町台駅 / 仲町台５丁目計画 / １名（電気） / 大樹電設（パワーズアンリミテッド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9" office:value-type="string">
            <text:p>2022-06-25_06-20-12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m 東和 PHOTO / 220625sa / 仲町台駅 / 仲町台５丁目計画 / １名（電気） / 大樹電設（パワーズアンリミテッド） / 現場状況">
            <text:p>:m 東和 PHOTO / 220625sa / 仲町台駅 / 仲町台５丁目計画 / １名（電気） / 大樹電設（パワーズアンリミテッド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9" office:value-type="string">
            <text:p>2022-06-25_06-20-15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m 東和 PHOTO / 220625sa / 仲町台駅 / 仲町台５丁目計画 / １名（電気） / 大樹電設（パワーズアンリミテッド） / 現場状況">
            <text:p>:m 東和 PHOTO / 220625sa / 仲町台駅 / 仲町台５丁目計画 / １名（電気） / 大樹電設（パワーズアンリミテッド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8">
            <text:p>68</text:p>
          </table:table-cell>
          <table:table-cell table:style-name="ce11" office:value-type="string">
            <text:p>2022-06-25_18-33-39_000.jpg</text:p>
          </table:table-cell>
          <table:table-cell table:style-name="ce36" office:value-type="string">
            <text:p>:m 東和 PHOTO / 220625sa / 仲町台駅 / 仲町台５丁目計画 / １名（電気） / 大樹電設（パワーズアンリミテッド） / 日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m 東和 PHOTO / 220625sa / 仲町台駅 / 仲町台５丁目計画 / １名（電気） / 大樹電設（パワーズアンリミテッド） / 日報">
            <text:p>:m 東和 PHOTO / 220625sa / 仲町台駅 / 仲町台５丁目計画 / １名（電気） / 大樹電設（パワーズアンリミテッド） / 日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9">
            <text:p>69</text:p>
          </table:table-cell>
          <table:table-cell table:style-name="ce11" office:value-type="string">
            <text:p>2022-06-25_21-41-4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0">
            <text:p>70</text:p>
          </table:table-cell>
          <table:table-cell table:style-name="ce11" office:value-type="string">
            <text:p>2022-06-26_01-49-2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1">
            <text:p>71</text:p>
          </table:table-cell>
          <table:table-cell table:style-name="ce11" office:value-type="string">
            <text:p>2022-06-26_07-35-18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2">
            <text:p>72</text:p>
          </table:table-cell>
          <table:table-cell table:style-name="ce11" office:value-type="string">
            <text:p>2022-06-26_07-51-3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3]=&quot;&quot;;[.C73];CONCATENATE([.C73];&quot; / &quot;;[.E7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6">2022/06/26</text:date>, <text:time>15:1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6-26T15:17:00.95</dc:date>
    <dc:creator>iwabuchi ken</dc:creator>
    <meta:editing-duration>P47DT20H46M44S</meta:editing-duration>
    <meta:editing-cycles>15425</meta:editing-cycles>
    <meta:document-statistic meta:table-count="2" meta:cell-count="604" meta:object-count="0"/>
    <meta:user-defined meta:name="qrichtext">1</meta:user-defined>
  </office:meta>
</office:document-meta>
</file>